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6.722cm" table:align="left"/>
    </style:style>
    <style:style style:name="Tableau2.A" style:family="table-column">
      <style:table-column-properties style:column-width="3.87cm"/>
    </style:style>
    <style:style style:name="Tableau2.B" style:family="table-column">
      <style:table-column-properties style:column-width="4.112cm"/>
    </style:style>
    <style:style style:name="Tableau2.C" style:family="table-column">
      <style:table-column-properties style:column-width="4.11cm"/>
    </style:style>
    <style:style style:name="Tableau2.D" style:family="table-column">
      <style:table-column-properties style:column-width="4.63cm"/>
    </style:style>
    <style:style style:name="Tableau2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fo:background-color="#ffcc99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86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5.9cm"/>
    </style:style>
    <style:style style:name="Tableau3.B" style:family="table-column">
      <style:table-column-properties style:column-width="4.392cm"/>
    </style:style>
    <style:style style:name="Tableau3.C" style:family="table-column">
      <style:table-column-properties style:column-width="6.694cm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C1" style:family="table-cell">
      <style:table-cell-properties style:vertical-align="" fo:background-color="#ffcc99" fo:padding="0.097cm" fo:border="0.05pt solid #000000">
        <style:background-image/>
      </style:table-cell-properties>
    </style:style>
    <style:style style:name="Tableau3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.C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" style:family="table">
      <style:table-properties style:width="18.203cm" fo:margin-left="-0.757cm" table:align="left"/>
    </style:style>
    <style:style style:name="Tableau4.A" style:family="table-column">
      <style:table-column-properties style:column-width="2.884cm"/>
    </style:style>
    <style:style style:name="Tableau4.B" style:family="table-column">
      <style:table-column-properties style:column-width="2.249cm"/>
    </style:style>
    <style:style style:name="Tableau4.D" style:family="table-column">
      <style:table-column-properties style:column-width="2.514cm"/>
    </style:style>
    <style:style style:name="Tableau4.E" style:family="table-column">
      <style:table-column-properties style:column-width="2.54cm"/>
    </style:style>
    <style:style style:name="Tableau4.G" style:family="table-column">
      <style:table-column-properties style:column-width="3.254cm"/>
    </style:style>
    <style:style style:name="Tableau4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fo:background-color="#ffcc99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none" fo:border-top="none" fo:border-bottom="0.05pt solid #000000"/>
    </style:style>
    <style:style style:name="Tableau4.F2" style:family="table-cell">
      <style:table-cell-properties fo:padding="0.097cm" fo:border-left="0.05pt solid #000000" fo:border-right="none" fo:border-top="none" fo:border-bottom="0.05pt solid #000000"/>
    </style:style>
    <style:style style:name="Tableau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8.071cm" fo:margin-left="0cm" table:align="left"/>
    </style:style>
    <style:style style:name="Tableau1.A" style:family="table-column">
      <style:table-column-properties style:column-width="2.836cm"/>
    </style:style>
    <style:style style:name="Tableau1.B" style:family="table-column">
      <style:table-column-properties style:column-width="2.662cm"/>
    </style:style>
    <style:style style:name="Tableau1.C" style:family="table-column">
      <style:table-column-properties style:column-width="1.778cm"/>
    </style:style>
    <style:style style:name="Tableau1.D" style:family="table-column">
      <style:table-column-properties style:column-width="2.461cm"/>
    </style:style>
    <style:style style:name="Tableau1.E" style:family="table-column">
      <style:table-column-properties style:column-width="1.905cm"/>
    </style:style>
    <style:style style:name="Tableau1.F" style:family="table-column">
      <style:table-column-properties style:column-width="1.672cm"/>
    </style:style>
    <style:style style:name="Tableau1.G" style:family="table-column">
      <style:table-column-properties style:column-width="4.757cm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G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tyle="italic" officeooo:paragraph-rsid="001d3a3f" style:font-style-asian="italic" style:font-style-complex="italic"/>
    </style:style>
    <style:style style:name="P6" style:family="paragraph" style:parent-style-name="Default_20_Text">
      <style:text-properties style:font-name="Times New Roman" fo:font-style="italic" officeooo:rsid="001d7417" officeooo:paragraph-rsid="001d7417" style:font-style-asian="italic" style:font-style-complex="italic"/>
    </style:style>
    <style:style style:name="P7" style:family="paragraph" style:parent-style-name="Default_20_Text">
      <style:text-properties style:font-name="Times New Roman" fo:font-style="italic" officeooo:rsid="001d7417" officeooo:paragraph-rsid="00466f8e" style:font-style-asian="italic" style:font-style-complex="italic"/>
    </style:style>
    <style:style style:name="P8" style:family="paragraph" style:parent-style-name="Default_20_Text">
      <style:text-properties style:font-name="Times New Roman" fo:font-style="italic" officeooo:paragraph-rsid="0034a683" style:font-style-asian="italic" style:font-style-complex="italic"/>
    </style:style>
    <style:style style:name="P9" style:family="paragraph" style:parent-style-name="Default_20_Text">
      <style:text-properties style:font-name="Times New Roman" fo:font-style="italic" officeooo:paragraph-rsid="00466f8e" style:font-style-asian="italic" style:font-style-complex="italic"/>
    </style:style>
    <style:style style:name="P10" style:family="paragraph" style:parent-style-name="Default_20_Text">
      <style:text-properties style:font-name="Times New Roman" fo:font-size="10pt" style:font-size-asian="10pt" style:font-size-complex="10pt"/>
    </style:style>
    <style:style style:name="P11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12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3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officeooo:paragraph-rsid="001d3a3f" style:font-size-asian="10pt" style:font-weight-asian="bold" style:font-size-complex="10pt" style:font-weight-complex="bold"/>
    </style:style>
    <style:style style:name="P14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5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6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7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8" style:family="paragraph" style:parent-style-name="Default_20_Text">
      <style:text-properties style:font-name="Times New Roman" fo:font-size="10pt" fo:font-weight="bold" officeooo:paragraph-rsid="0034a683" fo:background-color="transparent" style:font-size-asian="10pt" style:font-weight-asian="bold" style:font-size-complex="10pt" style:font-weight-complex="bold"/>
    </style:style>
    <style:style style:name="P19" style:family="paragraph" style:parent-style-name="Default_20_Text">
      <style:text-properties style:font-name="Times New Roman" fo:font-size="10pt" fo:font-style="normal" fo:font-weight="normal" officeooo:rsid="001d7417" officeooo:paragraph-rsid="0023c8e3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Default_20_Text">
      <style:text-properties style:font-name="Times New Roman" fo:font-size="10pt" fo:font-style="normal" fo:font-weight="normal" officeooo:rsid="001d7417" officeooo:paragraph-rsid="0034a683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Default_20_Text">
      <style:text-properties style:font-name="Times New Roman" fo:font-style="normal" style:font-style-asian="normal" style:font-style-complex="normal"/>
    </style:style>
    <style:style style:name="P22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able_20_Heading">
      <style:text-properties fo:color="#99284c" style:font-name="Times New Roman" style:font-size-asian="10pt" style:font-size-complex="10pt"/>
    </style:style>
    <style:style style:name="P24" style:family="paragraph" style:parent-style-name="Table_20_Heading">
      <style:text-properties fo:color="#99284c" style:font-name="Times New Roman" officeooo:paragraph-rsid="001d7417" style:font-size-asian="10pt" style:font-size-complex="10pt"/>
    </style:style>
    <style:style style:name="P25" style:family="paragraph" style:parent-style-name="Table_20_Heading">
      <style:text-properties fo:color="#99284c" style:font-name="Times New Roman" officeooo:paragraph-rsid="00466f8e" style:font-size-asian="10pt" style:font-size-complex="10pt"/>
    </style:style>
    <style:style style:name="P26" style:family="paragraph" style:parent-style-name="Table_20_Heading">
      <style:text-properties fo:color="#99284c" style:font-name="Times New Roman" officeooo:paragraph-rsid="00487f1b" style:font-size-asian="10pt" style:font-size-complex="10pt"/>
    </style:style>
    <style:style style:name="P27" style:family="paragraph" style:parent-style-name="Table_20_Heading">
      <style:text-properties fo:color="#99284c" style:font-name="Times New Roman" officeooo:rsid="00487f1b" officeooo:paragraph-rsid="00487f1b" style:font-size-asian="10pt" style:font-size-complex="10pt"/>
    </style:style>
    <style:style style:name="P28" style:family="paragraph" style:parent-style-name="Standard">
      <style:text-properties style:font-name="Times New Roman" fo:font-style="italic" officeooo:paragraph-rsid="001d3a3f" style:font-style-asian="italic" style:font-style-complex="italic"/>
    </style:style>
    <style:style style:name="P29" style:family="paragraph" style:parent-style-name="Standard">
      <style:text-properties style:font-name="Times New Roman" fo:font-style="italic" officeooo:paragraph-rsid="001d7417" style:font-style-asian="italic" style:font-style-complex="italic"/>
    </style:style>
    <style:style style:name="P30" style:family="paragraph" style:parent-style-name="Standard">
      <style:text-properties style:font-name="Times New Roman" fo:font-style="italic" officeooo:paragraph-rsid="00466f8e" style:font-style-asian="italic" style:font-style-complex="italic"/>
    </style:style>
    <style:style style:name="P31" style:family="paragraph" style:parent-style-name="Table_20_Contents">
      <style:text-properties officeooo:paragraph-rsid="001d2e13"/>
    </style:style>
    <style:style style:name="P32" style:family="paragraph" style:parent-style-name="Table_20_Contents">
      <style:text-properties style:font-name="Times New Roman" fo:font-size="10pt" fo:font-style="normal" officeooo:rsid="0011caf7" officeooo:paragraph-rsid="0024c315" style:font-size-asian="10pt" style:font-style-asian="normal" style:font-size-complex="10pt" style:font-style-complex="normal"/>
    </style:style>
    <style:style style:name="P33" style:family="paragraph" style:parent-style-name="Table_20_Contents">
      <style:text-properties style:font-name="Times New Roman" fo:font-size="10pt" fo:font-style="normal" officeooo:rsid="0011caf7" officeooo:paragraph-rsid="0029e5ba" style:font-size-asian="10pt" style:font-style-asian="normal" style:font-size-complex="10pt" style:font-style-complex="normal"/>
    </style:style>
    <style:style style:name="P34" style:family="paragraph" style:parent-style-name="Table_20_Contents">
      <style:text-properties style:font-name="Times New Roman" fo:font-size="10pt" fo:font-style="normal" fo:font-weight="normal" officeooo:rsid="0024c315" officeooo:paragraph-rsid="0024d678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text-properties style:font-name="Times New Roman" fo:font-size="10pt" fo:font-style="normal" fo:font-weight="normal" officeooo:rsid="0024c315" officeooo:paragraph-rsid="00384d72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text-properties style:font-name="Times New Roman" fo:font-size="10pt" fo:font-style="normal" fo:font-weight="normal" officeooo:rsid="0024c315" officeooo:paragraph-rsid="003c424d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text-properties style:font-name="Times New Roman" fo:font-size="10pt" fo:font-style="normal" fo:font-weight="normal" officeooo:rsid="0024c315" officeooo:paragraph-rsid="00466f8e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text-properties officeooo:paragraph-rsid="0024c315"/>
    </style:style>
    <style:style style:name="P39" style:family="paragraph" style:parent-style-name="Table_20_Contents">
      <style:text-properties officeooo:paragraph-rsid="0029e5ba"/>
    </style:style>
    <style:style style:name="P40" style:family="paragraph" style:parent-style-name="Table_20_Contents">
      <style:text-properties fo:font-weight="normal" officeooo:paragraph-rsid="001d2e13" style:font-weight-asian="normal" style:font-weight-complex="normal"/>
    </style:style>
    <style:style style:name="P41" style:family="paragraph" style:parent-style-name="Table_20_Contents">
      <style:text-properties fo:font-weight="normal" officeooo:paragraph-rsid="0034a683" style:font-weight-asian="normal" style:font-weight-complex="normal"/>
    </style:style>
    <style:style style:name="P42" style:family="paragraph" style:parent-style-name="Table_20_Contents">
      <style:text-properties officeooo:paragraph-rsid="0034a683"/>
    </style:style>
    <style:style style:name="P43" style:family="paragraph" style:parent-style-name="Table_20_Contents">
      <style:text-properties officeooo:paragraph-rsid="003674fd"/>
    </style:style>
    <style:style style:name="P44" style:family="paragraph" style:parent-style-name="Table_20_Contents">
      <style:text-properties officeooo:paragraph-rsid="003b3077"/>
    </style:style>
    <style:style style:name="P45" style:family="paragraph" style:parent-style-name="Table_20_Contents">
      <style:text-properties officeooo:paragraph-rsid="003c424d"/>
    </style:style>
    <style:style style:name="P46" style:family="paragraph" style:parent-style-name="Table_20_Contents">
      <style:text-properties officeooo:paragraph-rsid="00466f8e"/>
    </style:style>
    <style:style style:name="P47" style:family="paragraph" style:parent-style-name="Table_20_Contents">
      <style:text-properties fo:color="#000000" style:font-name="Monospace" fo:font-size="10pt" officeooo:paragraph-rsid="00466f8e" style:font-name-asian="Monospace" style:font-size-asian="10pt" style:font-name-complex="Monospace" style:font-size-complex="10pt"/>
    </style:style>
    <style:style style:name="P48" style:family="paragraph" style:parent-style-name="Default_20_Text">
      <style:paragraph-properties fo:break-before="page"/>
      <style:text-properties style:font-name="Times New Roman" fo:font-style="italic" style:font-style-asian="italic" style:font-style-complex="italic"/>
    </style:style>
    <style:style style:name="P49" style:family="paragraph" style:parent-style-name="Default_20_Text">
      <style:paragraph-properties fo:break-before="page"/>
      <style:text-properties style:font-name="Times New Roman" fo:font-size="10pt" style:text-underline-style="solid" style:text-underline-width="auto" style:text-underline-color="font-color" fo:font-weight="bold" officeooo:paragraph-rsid="0034a683" fo:background-color="transparent" style:font-size-asian="10pt" style:font-weight-asian="bold" style:font-size-complex="10pt" style:font-weight-complex="bold"/>
    </style:style>
    <style:style style:name="P50" style:family="paragraph" style:parent-style-name="Default_20_Text">
      <style:paragraph-properties fo:break-before="page"/>
      <style:text-properties style:font-name="Times New Roman" fo:font-size="10pt" style:text-underline-style="solid" style:text-underline-width="auto" style:text-underline-color="font-color" fo:font-weight="bold" officeooo:paragraph-rsid="00466f8e" style:font-size-asian="10pt" style:font-weight-asian="bold" style:font-size-complex="10pt" style:font-weight-complex="bold"/>
    </style:style>
    <style:style style:name="P51" style:family="paragraph" style:parent-style-name="Default_20_Text">
      <style:paragraph-properties fo:break-before="page"/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52" style:family="paragraph" style:parent-style-name="Table_20_Heading">
      <style:paragraph-properties fo:margin-top="0cm" fo:margin-bottom="0cm" style:contextual-spacing="false" fo:background-color="transparent">
        <style:tab-stops/>
        <style:background-image/>
      </style:paragraph-properties>
      <style:text-properties fo:font-size="10pt" officeooo:paragraph-rsid="00434c1f"/>
    </style:style>
    <style:style style:name="P53" style:family="paragraph" style:parent-style-name="Table_20_Contents">
      <style:text-properties style:font-name="Times New Roman" fo:font-size="10pt" fo:font-style="normal" officeooo:rsid="0011caf7" officeooo:paragraph-rsid="00505c4d" style:font-size-asian="10pt" style:font-style-asian="normal" style:font-size-complex="10pt" style:font-style-complex="normal"/>
    </style:style>
    <style:style style:name="P54" style:family="paragraph" style:parent-style-name="Table_20_Contents">
      <style:text-properties officeooo:paragraph-rsid="00505c4d"/>
    </style:style>
    <style:style style:name="T1" style:family="text">
      <style:text-properties officeooo:rsid="0011adfa"/>
    </style:style>
    <style:style style:name="T2" style:family="text">
      <style:text-properties officeooo:rsid="0011caf7"/>
    </style:style>
    <style:style style:name="T3" style:family="text">
      <style:text-properties officeooo:rsid="001b721a"/>
    </style:style>
    <style:style style:name="T4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5" style:family="text">
      <style:text-properties fo:font-size="10pt" style:text-underline-style="solid" style:text-underline-width="auto" style:text-underline-color="font-color" fo:font-weight="bold" officeooo:rsid="0026dcff" style:font-size-asian="10pt" style:font-weight-asian="bold" style:font-size-complex="10pt" style:font-weight-complex="bold"/>
    </style:style>
    <style:style style:name="T6" style:family="text">
      <style:text-properties officeooo:rsid="0023ce2d"/>
    </style:style>
    <style:style style:name="T7" style:family="text">
      <style:text-properties officeooo:rsid="00247c92"/>
    </style:style>
    <style:style style:name="T8" style:family="text">
      <style:text-properties style:font-name="Times New Roman" officeooo:rsid="001ff9f9"/>
    </style:style>
    <style:style style:name="T9" style:family="text">
      <style:text-properties style:font-name="Times New Roman" fo:font-size="10pt" fo:font-style="normal" fo:font-weight="normal" officeooo:rsid="0011caf7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Times New Roman" fo:font-size="10pt" fo:font-style="normal" fo:font-weight="normal" officeooo:rsid="0024c315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Times New Roman" fo:font-size="10pt" fo:font-style="normal" fo:font-weight="normal" officeooo:rsid="003674fd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Times New Roman" fo:font-size="10pt" fo:font-style="normal" fo:font-weight="normal" officeooo:rsid="003b3077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Times New Roman" fo:font-size="10pt" fo:font-style="normal" fo:font-weight="normal" officeooo:rsid="003c424d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font-name="Times New Roman" fo:font-size="10pt" fo:font-style="normal" fo:font-weight="bold" officeooo:rsid="0011caf7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font-name="Times New Roman" fo:font-size="10pt" fo:font-style="normal" fo:font-weight="bold" officeooo:rsid="0024c315" style:font-size-asian="10pt" style:font-style-asian="normal" style:font-weight-asian="bold" style:font-size-complex="10pt" style:font-style-complex="normal" style:font-weight-complex="bold"/>
    </style:style>
    <style:style style:name="T16" style:family="text">
      <style:text-properties officeooo:rsid="001cf265"/>
    </style:style>
    <style:style style:name="T17" style:family="text">
      <style:text-properties officeooo:rsid="001d97f7"/>
    </style:style>
    <style:style style:name="T18" style:family="text">
      <style:text-properties officeooo:rsid="0028ad95"/>
    </style:style>
    <style:style style:name="T19" style:family="text">
      <style:text-properties officeooo:rsid="00113550"/>
    </style:style>
    <style:style style:name="T20" style:family="text">
      <style:text-properties officeooo:rsid="00164496"/>
    </style:style>
    <style:style style:name="T21" style:family="text">
      <style:text-properties officeooo:rsid="001d3a3f"/>
    </style:style>
    <style:style style:name="T22" style:family="text">
      <style:text-properties officeooo:rsid="001f18f5"/>
    </style:style>
    <style:style style:name="T23" style:family="text">
      <style:text-properties officeooo:rsid="0020f5c8"/>
    </style:style>
    <style:style style:name="T24" style:family="text">
      <style:text-properties officeooo:rsid="0022d10a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4c315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4c315" style:font-weight-asian="normal" style:font-weight-complex="normal"/>
    </style:style>
    <style:style style:name="T29" style:family="text">
      <style:text-properties fo:font-weight="normal" officeooo:rsid="003674fd" style:font-weight-asian="normal" style:font-weight-complex="normal"/>
    </style:style>
    <style:style style:name="T30" style:family="text">
      <style:text-properties fo:font-weight="normal" officeooo:rsid="00483d63" style:font-weight-asian="normal" style:font-weight-complex="normal"/>
    </style:style>
    <style:style style:name="T31" style:family="text">
      <style:text-properties officeooo:rsid="0024c315"/>
    </style:style>
    <style:style style:name="T32" style:family="text">
      <style:text-properties officeooo:rsid="002e38d4"/>
    </style:style>
    <style:style style:name="T33" style:family="text">
      <style:text-properties officeooo:rsid="0030e120"/>
    </style:style>
    <style:style style:name="T34" style:family="text">
      <style:text-properties officeooo:rsid="0034a683"/>
    </style:style>
    <style:style style:name="T35" style:family="text">
      <style:text-properties officeooo:rsid="003674fd"/>
    </style:style>
    <style:style style:name="T36" style:family="text">
      <style:text-properties officeooo:rsid="0037d436"/>
    </style:style>
    <style:style style:name="T37" style:family="text">
      <style:text-properties officeooo:rsid="00384d72"/>
    </style:style>
    <style:style style:name="T38" style:family="text">
      <style:text-properties officeooo:rsid="003b3077"/>
    </style:style>
    <style:style style:name="T39" style:family="text">
      <style:text-properties officeooo:rsid="003c424d"/>
    </style:style>
    <style:style style:name="T40" style:family="text">
      <style:text-properties officeooo:rsid="003c5af6"/>
    </style:style>
    <style:style style:name="T41" style:family="text">
      <style:text-properties fo:color="#99284c" style:font-name="Times New Roman" style:font-size-asian="10pt" style:font-size-complex="10pt"/>
    </style:style>
    <style:style style:name="T42" style:family="text">
      <style:text-properties fo:color="#99284c" style:font-name="Times New Roman" officeooo:rsid="003cf639" style:font-size-asian="10pt" style:font-size-complex="10pt"/>
    </style:style>
    <style:style style:name="T43" style:family="text">
      <style:text-properties fo:color="#99284c" style:font-name="Times New Roman" officeooo:rsid="00434c1f" style:font-size-asian="10pt" style:font-size-complex="10pt"/>
    </style:style>
    <style:style style:name="T44" style:family="text">
      <style:text-properties officeooo:rsid="00466f8e"/>
    </style:style>
    <style:style style:name="T45" style:family="text">
      <style:text-properties officeooo:rsid="0047c480"/>
    </style:style>
    <style:style style:name="T46" style:family="text">
      <style:text-properties officeooo:rsid="00487f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<text:span text:style-name="T19">PROJECT</text:span></text:p>
      <text:p text:style-name="P3"/>
      <text:p text:style-name="P22"><text:span text:style-name="T17">This is a</text:span><text:span text:style-name="T16">n</text:span><text:span text:style-name="T17"> ODT </text:span><text:span text:style-name="T16">template </text:span><text:span text:style-name="T17">document </text:span><text:span text:style-name="T16">used to generate </text:span><text:span text:style-name="T17">personalized documents for your customers or suppliers.</text:span></text:p>
      <text:p text:style-name="P22"/>
      <text:p text:style-name="P21"><text:span text:style-name="T5">My information</text:span><text:span text:style-name="T4">:</text:span></text:p>
      <text:p text:style-name="P4">This is a list of tags that will be replaced with your informations:</text:p>
      <text:p text:style-name="P10">mycompany_logo = {mycompany_logo}</text:p>
      <text:p text:style-name="P10">mycompany_name = {mycompany_name}</text:p>
      <text:p text:style-name="P10">mycompany_address = {mycompany_address}</text:p>
      <text:p text:style-name="P10">mycompany_zip = {mycompany_zip}</text:p>
      <text:p text:style-name="P10">mycompany_town = {mycompany_town}</text:p>
      <text:p text:style-name="P10">mycompany_country = {mycompany_country}</text:p>
      <text:p text:style-name="P10">mycompany_phone = {mycompany_phone}</text:p>
      <text:p text:style-name="P10">mycompany_fax = {mycompany_fax}</text:p>
      <text:p text:style-name="P10">mycompany_email = {mycompany_email}</text:p>
      <text:p text:style-name="P10">mycompany_web = {mycompany_web}</text:p>
      <text:p text:style-name="P10">mycompany_barcode = {mycompany_barcode}</text:p>
      <text:p text:style-name="P10">mycompany_capital= {mycompany_capital}</text:p>
      <text:p text:style-name="P10">mycompany_juridicalstatus= {mycompany_juridicalstatus}</text:p>
      <text:p text:style-name="P10">mycompany_idprof1 = {mycompany_idprof1}</text:p>
      <text:p text:style-name="P10">mycompany_idprof2 = {mycompany_idprof2}</text:p>
      <text:p text:style-name="P10">mycompany_idprof3 = {mycompany_idprof3}</text:p>
      <text:p text:style-name="P10">mycompany_idprof4 = {mycompany_idprof4}</text:p>
      <text:p text:style-name="P10">mycompany_vatnumber = {mycompany_vatnumber}</text:p>
      <text:p text:style-name="P10">mycompany_note = {mycompany_note}</text:p>
      <text:p text:style-name="P10">...</text:p>
      <text:p text:style-name="P11"/>
      <text:p text:style-name="P12">Customers, prospects or suppliers information:</text:p>
      <text:p text:style-name="P4">This is a list of other tags that will be replaced with correct values (tags between {}) :</text:p>
      <text:p text:style-name="P10">company_name = {company_name}</text:p>
      <text:p text:style-name="P10">company_address = {company_address}</text:p>
      <text:p text:style-name="P10">company_zip = {company_zip}</text:p>
      <text:p text:style-name="P10">company_town = {company_town}</text:p>
      <text:p text:style-name="P10">company_country = {company_country}</text:p>
      <text:p text:style-name="P10">company_phone = {company_phone}</text:p>
      <text:p text:style-name="P10">company_fax = {company_fax}</text:p>
      <text:p text:style-name="P10">company_email = {company_email}</text:p>
      <text:p text:style-name="P10">company_web = {company_web}</text:p>
      <text:p text:style-name="P10">company_barcode = {company_barcode}</text:p>
      <text:p text:style-name="P10">company_customercode = {company_customercode}</text:p>
      <text:p text:style-name="P10">company_suppliercode = {company_suppliercode}</text:p>
      <text:p text:style-name="P10">company_capital = {company_capital}</text:p>
      <text:p text:style-name="P10">company_juridicalstatus = {company_juridicalstatus}</text:p>
      <text:p text:style-name="P10">company_idprof1 = {company_idprof1}</text:p>
      <text:p text:style-name="P10">company_idprof2 = {company_idprof2}</text:p>
      <text:p text:style-name="P10">company_idprof3 = {company_idprof3}</text:p>
      <text:p text:style-name="P10">company_idprof4 = {company_idprof4}</text:p>
      <text:p text:style-name="P10">company_vatnumber = {company_vatnumber}</text:p>
      <text:p text:style-name="P11">company_note = {company_note}</text:p>
      <text:p text:style-name="P11">…</text:p>
      <text:p text:style-name="P3"/>
      <text:p text:style-name="P12">User information:</text:p>
      <text:p text:style-name="P15">myuser_lastname = {myuser_lastname}</text:p>
      <text:p text:style-name="P15">myuser_firstname = {myuser_firstname}</text:p>
      <text:p text:style-name="P15">myuser_login = {myuser_login}</text:p>
      <text:p text:style-name="P15">myuser_email = {myuser_email}</text:p>
      <text:p text:style-name="P16">…</text:p>
      <text:p text:style-name="P16"/>
      <text:p text:style-name="P51"/>
      <text:p text:style-name="P12"><text:span text:style-name="T21">Project </text:span>information:</text:p>
      <text:p text:style-name="P4">This is a list of other tags that will be replaced with correct values (tags between {}) :</text:p>
      <text:p text:style-name="P4"/>
      <text:p text:style-name="Default_20_Text">object_id = {object_id}</text:p>
      <text:p text:style-name="Default_20_Text">object_ref = {object_ref}</text:p>
      <text:p text:style-name="Default_20_Text">object_title = {object_title}</text:p>
      <text:p text:style-name="Default_20_Text">object_description = {object_description}</text:p>
      <text:p text:style-name="Default_20_Text">object_date_creation = {object_date_creation}</text:p>
      <text:p text:style-name="Default_20_Text">object_date_modification = {object_date_modification}</text:p>
      <text:p text:style-name="Default_20_Text">object_date_start = {object_date_start}</text:p>
      <text:p text:style-name="Default_20_Text">object_date_end = {object_date_end}</text:p>
      <text:p text:style-name="Default_20_Text">object_note_private = {object_note_private}</text:p>
      <text:p text:style-name="Default_20_Text">object_note_public = {object_note_public}</text:p>
      <text:p text:style-name="Default_20_Text">object_public = {object_public}</text:p>
      <text:p text:style-name="Default_20_Text">object_statut = {object_statut}</text:p>
      <text:p text:style-name="Default_20_Text">...</text:p>
      <text:p text:style-name="Default_20_Text"/>
      <text:p text:style-name="P48"/>
      <text:p text:style-name="P13"><text:span text:style-name="T21">Project contact inform</text:span><text:span text:style-name="T24">a</text:span><text:span text:style-name="T21">tion</text:span></text:p>
      <text:p text:style-name="P5">This is a list of other tags that will be replaced with correct values (tags between {}) :</text:p>
      <text:p text:style-name="P5"/>
      <text:p text:style-name="P39"><text:span text:style-name="T31">To displays in line use [!-- BE</text:span><text:span text:style-name="T26">G</text:span><text:span text:style-name="T31">IN projectcontacts </text:span><text:span text:style-name="T35">--</text:span><text:span text:style-name="T28">] to begin and </text:span><text:span text:style-name="T9">[!-- E</text:span><text:span text:style-name="T14">N</text:span><text:span text:style-name="T9">D projectcontacts </text:span><text:span text:style-name="T11">--</text:span><text:span text:style-name="T9">] </text:span><text:span text:style-name="T10">to end</text:span></text:p>
      <text:p text:style-name="P45"><text:span text:style-name="T12">To display in table use </text:span><text:span text:style-name="T10">[!-- BE</text:span><text:span text:style-name="T15">G</text:span><text:span text:style-name="T10">IN </text:span><text:span text:style-name="T12">row.</text:span><text:span text:style-name="T10">projectcontacts </text:span><text:span text:style-name="T12">--</text:span><text:span text:style-name="T10">] to begin and </text:span><text:span text:style-name="T9">[!-- E</text:span><text:span text:style-name="T14">N</text:span><text:span text:style-name="T9">D </text:span><text:span text:style-name="T13">row.</text:span><text:span text:style-name="T10">projectcontacts</text:span><text:span text:style-name="T9"> </text:span><text:span text:style-name="T11">--</text:span><text:span text:style-name="T9">] </text:span><text:span text:style-name="T10">to end</text:span></text:p>
      <text:p text:style-name="P34">Be sure that there is no style (bold,italic,etc..) inside this tags (For example in this file the G of BEGIN, and en N of END are in bold to avoid this tag parsed by Dolibarr on generation. <text:span text:style-name="T35">Only table row will be replace </text:span><text:span text:style-name="T36">in this </text:span><text:span text:style-name="T39">example</text:span><text:span text:style-name="T36"> files</text:span><text:span text:style-name="T35"> because there is no style in table begin and end tag</text:span></text:p>
      <text:p text:style-name="P5"/>
      <text:p text:style-name="P39"><text:span text:style-name="T31">[!-- BE</text:span><text:span text:style-name="T26">G</text:span><text:span text:style-name="T31">IN projectcontacts </text:span><text:span text:style-name="T35">--</text:span><text:span text:style-name="T28">]</text:span></text:p>
      <text:p text:style-name="Standard"><text:s text:c="8"/>{projcontacts_id}</text:p>
      <text:p text:style-name="Standard"><text:s text:c="8"/>{projcontacts_<text:span text:style-name="T33">rowid</text:span>}</text:p>
      <text:p text:style-name="Standard"><text:s text:c="8"/>{projcontacts_role}</text:p>
      <text:p text:style-name="Standard"><text:s text:c="8"/>{projcontacts_lastname}</text:p>
      <text:p text:style-name="Standard"><text:s text:c="8"/>{projcontacts_firstname}</text:p>
      <text:p text:style-name="Standard"><text:s text:c="8"/>{projcontacts_fullcivname}</text:p>
      <text:p text:style-name="Standard"><text:s text:c="8"/>{projcontacts_socname}</text:p>
      <text:p text:style-name="Standard"><text:s text:c="8"/>{projcontacts_email}</text:p>
      <text:p text:style-name="P33"><text:span text:style-name="T27">[!-- E</text:span><text:span text:style-name="T25">N</text:span><text:span text:style-name="T27">D projectcontacts </text:span><text:span text:style-name="T29">--</text:span><text:span text:style-name="T27">]</text:span></text:p>
      <text:p text:style-name="P5"/>
      <text:p text:style-name="P6">Or in tables</text:p>
      <text:p text:style-name="P2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24">__<text:span text:style-name="T22">Contact_name</text:span>__</text:p>
            </table:table-cell>
            <table:table-cell table:style-name="Tableau2.A1" office:value-type="string">
              <text:p text:style-name="P24">__<text:span text:style-name="T22">Company</text:span>__</text:p>
            </table:table-cell>
            <table:table-cell table:style-name="Tableau2.A1" office:value-type="string">
              <text:p text:style-name="P24">__<text:span text:style-name="T32">Role__</text:span></text:p>
            </table:table-cell>
            <table:table-cell table:style-name="Tableau2.D1" office:value-type="string">
              <text:p text:style-name="P24">__<text:span text:style-name="T22">email</text:span><text:span text:style-name="T20">__</text:span></text:p>
            </table:table-cell>
          </table:table-row>
        </table:table-header-rows>
        <table:table-row>
          <table:table-cell table:style-name="Tableau2.A2" office:value-type="string">
            <text:p text:style-name="Table_20_Contents">[!-- BEGIN row.projectcontacts --]{projcontacts_fullcivname}</text:p>
          </table:table-cell>
          <table:table-cell table:style-name="Tableau2.B2" office:value-type="string">
            <text:p text:style-name="Table_20_Contents">{projcontacts_socname}</text:p>
          </table:table-cell>
          <table:table-cell table:style-name="Tableau2.C2" office:value-type="string">
            <text:p text:style-name="Table_20_Contents">{projcontacts_role}</text:p>
          </table:table-cell>
          <table:table-cell table:style-name="Tableau2.D2" office:value-type="string">
            <text:p text:style-name="Table_20_Contents">{projcontacts_email}[!-- END row.projectcontacts --]</text:p>
          </table:table-cell>
        </table:table-row>
      </table:table>
      <text:p text:style-name="P29"/>
      <text:p text:style-name="P4"/>
      <text:p text:style-name="P49">Lines of <text:span text:style-name="T34">proj</text:span><text:span text:style-name="T40">e</text:span><text:span text:style-name="T34">ct files</text:span>:</text:p>
      <text:p text:style-name="P8"><text:span text:style-name="T3">T</text:span>his is how to use arrays for lines of objects (<text:span text:style-name="T34">project files</text:span>). <text:span text:style-name="T2">You must create your array in the document and fill it with following tags:</text:span></text:p>
      <text:p text:style-name="P42"/>
      <text:p text:style-name="P44"><text:span text:style-name="T31">To displays in line use [!-- BE</text:span><text:span text:style-name="T26">G</text:span><text:span text:style-name="T31">IN projectfiles </text:span><text:span text:style-name="T35">--</text:span><text:span text:style-name="T28">] to begin and </text:span><text:span text:style-name="T9">[!-- E</text:span><text:span text:style-name="T14">N</text:span><text:span text:style-name="T9">D projectfiles </text:span><text:span text:style-name="T11">--</text:span><text:span text:style-name="T9">] </text:span><text:span text:style-name="T10">to end</text:span></text:p>
      <text:p text:style-name="P44"><text:span text:style-name="T12">To display in table use </text:span><text:span text:style-name="T10">[!-- BE</text:span><text:span text:style-name="T15">G</text:span><text:span text:style-name="T10">IN </text:span><text:span text:style-name="T12">row.</text:span><text:span text:style-name="T10">projectfiles </text:span><text:span text:style-name="T12">--</text:span><text:span text:style-name="T10">] to begin and </text:span><text:span text:style-name="T9">[!-- E</text:span><text:span text:style-name="T14">N</text:span><text:span text:style-name="T9">D </text:span><text:span text:style-name="T13">row.</text:span><text:span text:style-name="T9">projectfiles </text:span><text:span text:style-name="T11">--</text:span><text:span text:style-name="T9">] </text:span><text:span text:style-name="T10">to end</text:span></text:p>
      <text:p text:style-name="P35">Be sure that there is no style (bold,italic,etc..) inside this tags (For example in this file the G of BEGIN, and en N of END are in bold to avoid this tag parsed by Dolibarr on generation. <text:span text:style-name="T35">Only table row will be replace </text:span><text:span text:style-name="T36">in this ex</text:span><text:span text:style-name="T38">a</text:span><text:span text:style-name="T36">mple files</text:span><text:span text:style-name="T35"> because there is no style in table begin and end tag</text:span></text:p>
      <text:p text:style-name="P41"/>
      <text:p text:style-name="P43"><text:span text:style-name="T28">[!-- BE</text:span><text:span text:style-name="T26">G</text:span><text:span text:style-name="T28">IN</text:span> projectfiles <text:span text:style-name="T37">--</text:span><text:span text:style-name="T28">] </text:span></text:p>
      <text:p text:style-name="Standard"><text:s text:c="8"/>{projfile_name}</text:p>
      <text:p text:style-name="Standard"><text:s text:c="8"/>{projfile_date}</text:p>
      <text:p text:style-name="Standard"><text:s text:c="8"/>{projfile_size}</text:p>
      <text:p text:style-name="P43"><text:span text:style-name="T9">[!-- E</text:span><text:span text:style-name="T14">N</text:span><text:span text:style-name="T9">D</text:span> projectfiles <text:span text:style-name="T37">--</text:span><text:span text:style-name="T9">]</text:span></text:p>
      <text:p text:style-name="P8"/>
      <text:p text:style-name="P20">Or in tables</text:p>
      <text:p text:style-name="P18"/>
      <text:p text:style-name="P18"/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 table:style-name="Tableau3.1">
            <table:table-cell table:style-name="Tableau3.A1" office:value-type="string">
              <text:p text:style-name="P52"><text:span text:style-name="T41">__</text:span><text:span text:style-name="T43">File</text:span><text:span text:style-name="T41">__</text:span></text:p>
            </table:table-cell>
            <table:table-cell table:style-name="Tableau3.A1" office:value-type="string">
              <text:p text:style-name="Table_20_Heading"><text:span text:style-name="T41">__</text:span><text:span text:style-name="T42">Date</text:span><text:span text:style-name="T41">__</text:span></text:p>
            </table:table-cell>
            <table:table-cell table:style-name="Tableau3.C1" office:value-type="string">
              <text:p text:style-name="P52"><text:span text:style-name="T42">__</text:span><text:span text:style-name="T43">Size</text:span><text:span text:style-name="T42">__</text:span></text:p>
            </table:table-cell>
          </table:table-row>
        </table:table-header-rows>
        <table:table-row table:style-name="Tableau3.1">
          <table:table-cell table:style-name="Tableau3.A2" office:value-type="string">
            <text:p text:style-name="Table_20_Contents">[!-- BEGIN row.projectfiles --]{projfile_name}</text:p>
          </table:table-cell>
          <table:table-cell table:style-name="Tableau3.A2" office:value-type="string">
            <text:p text:style-name="Table_20_Contents">{projfile_date}</text:p>
          </table:table-cell>
          <table:table-cell table:style-name="Tableau3.C2" office:value-type="string">
            <text:p text:style-name="Table_20_Contents">{projfile_size}[!-- END row.projectfiles --]</text:p>
          </table:table-cell>
        </table:table-row>
      </table:table>
      <text:p text:style-name="P8"/>
      <text:p text:style-name="P50"><text:span text:style-name="T21">Project </text:span><text:span text:style-name="T44">reference</text:span><text:span text:style-name="T21"> inform</text:span><text:span text:style-name="T24">a</text:span><text:span text:style-name="T21">tion</text:span></text:p>
      <text:p text:style-name="P9">This is a list of other tags that will be replaced with correct values (tags between {}) :</text:p>
      <text:p text:style-name="P9"/>
      <text:p text:style-name="P54"><text:span text:style-name="T31">To displays in line use [!-- BE</text:span><text:span text:style-name="T26">G</text:span><text:span text:style-name="T31">IN</text:span> <text:span text:style-name="T31">projectrefs</text:span> --<text:span text:style-name="T28">] to begin and </text:span><text:span text:style-name="T9">[!-- E</text:span><text:span text:style-name="T14">N</text:span><text:span text:style-name="T9">D </text:span><text:span text:style-name="T10">projectrefs</text:span><text:span text:style-name="T9"> </text:span><text:span text:style-name="T11">--</text:span><text:span text:style-name="T9">] </text:span><text:span text:style-name="T10">to end</text:span></text:p>
      <text:p text:style-name="P54"><text:span text:style-name="T12">To display in table use </text:span><text:span text:style-name="T10">[!-- BE</text:span><text:span text:style-name="T15">G</text:span><text:span text:style-name="T10">IN </text:span><text:span text:style-name="T12">row.</text:span><text:span text:style-name="T10">projectrefs </text:span><text:span text:style-name="T12">--</text:span><text:span text:style-name="T10">] to begin and </text:span><text:span text:style-name="T9">[!-- E</text:span><text:span text:style-name="T14">N</text:span><text:span text:style-name="T9">D </text:span><text:span text:style-name="T13">row.</text:span><text:span text:style-name="T10">projectrefs</text:span><text:span text:style-name="T9"> </text:span><text:span text:style-name="T11">--</text:span><text:span text:style-name="T9">] </text:span><text:span text:style-name="T10">to end</text:span></text:p>
      <text:p text:style-name="P37">Be sure that there is no style (bold,italic,etc..) inside this tags (For example in this file the G of BEGIN, and en N of END are in bold to avoid this tag parsed by Dolibarr on generation. <text:span text:style-name="T35">Only table row will be replace </text:span><text:span text:style-name="T36">in this </text:span><text:span text:style-name="T39">example</text:span><text:span text:style-name="T36"> files</text:span><text:span text:style-name="T35"> because there is no style in table begin and end tag</text:span></text:p>
      <text:p text:style-name="P9"/>
      <text:p text:style-name="P46"><text:span text:style-name="T31">[!-- BE</text:span><text:span text:style-name="T26">G</text:span><text:span text:style-name="T31">IN projectrefs </text:span><text:span text:style-name="T35">--</text:span><text:span text:style-name="T28">]</text:span></text:p>
      <text:p text:style-name="Standard"><text:s text:c="8"/>{projref_type}</text:p>
      <text:p text:style-name="Standard"><text:s text:c="8"/>{projref_ref}</text:p>
      <text:p text:style-name="Standard"><text:s text:c="8"/>{projref_date}</text:p>
      <text:p text:style-name="Standard"><text:s text:c="8"/>{projref_socname}</text:p>
      <text:p text:style-name="Standard"><text:s text:c="8"/>{projref_amountht}</text:p>
      <text:p text:style-name="Standard"><text:s text:c="8"/>{projref_amountttc}</text:p>
      <text:p text:style-name="Standard"><text:s text:c="8"/>{projref_status}</text:p>
      <text:p text:style-name="P53"><text:span text:style-name="T27">[!-- E</text:span><text:span text:style-name="T25">N</text:span><text:span text:style-name="T27">D </text:span><text:span text:style-name="T28">projectrefs</text:span><text:span text:style-name="T27"> </text:span><text:span text:style-name="T30">--</text:span><text:span text:style-name="T27">]</text:span></text:p>
      <text:p text:style-name="P47"/>
      <text:p text:style-name="P9"/>
      <text:p text:style-name="P7">Or in tables</text:p>
      <text:p text:style-name="P30"/>
      <table:table table:name="Tableau4" table:style-name="Tableau4">
        <table:table-column table:style-name="Tableau4.A"/>
        <table:table-column table:style-name="Tableau4.B" table:number-columns-repeated="2"/>
        <table:table-column table:style-name="Tableau4.D"/>
        <table:table-column table:style-name="Tableau4.E"/>
        <table:table-column table:style-name="Tableau4.D"/>
        <table:table-column table:style-name="Tableau4.G"/>
        <table:table-header-rows>
          <table:table-row>
            <table:table-cell table:style-name="Tableau4.A1" office:value-type="string">
              <text:p text:style-name="P25">__<text:span text:style-name="T45">TypeRef</text:span>__</text:p>
            </table:table-cell>
            <table:table-cell table:style-name="Tableau4.A1" office:value-type="string">
              <text:p text:style-name="P25">__<text:span text:style-name="T45">Ref</text:span>__</text:p>
            </table:table-cell>
            <table:table-cell table:style-name="Tableau4.A1" office:value-type="string">
              <text:p text:style-name="P25">__<text:span text:style-name="T45">Company</text:span><text:span text:style-name="T32">__</text:span></text:p>
            </table:table-cell>
            <table:table-cell table:style-name="Tableau4.A1" office:value-type="string">
              <text:p text:style-name="P25">__<text:span text:style-name="T46">AmountHT</text:span><text:span text:style-name="T20">__</text:span></text:p>
            </table:table-cell>
            <table:table-cell table:style-name="Tableau4.A1" office:value-type="string">
              <text:p text:style-name="P25">__<text:span text:style-name="T46">AmountTTC_</text:span></text:p>
            </table:table-cell>
            <table:table-cell table:style-name="Tableau4.A1" office:value-type="string">
              <text:p text:style-name="P27">__Status__</text:p>
            </table:table-cell>
            <table:table-cell table:style-name="Tableau4.G1" office:value-type="string">
              <text:p text:style-name="P26">__<text:span text:style-name="T46">Date__</text:span></text:p>
            </table:table-cell>
          </table:table-row>
        </table:table-header-rows>
        <table:table-row>
          <table:table-cell table:style-name="Tableau4.A2" office:value-type="string">
            <text:p text:style-name="Table_20_Contents">[!-- BEGIN row.projectrefs --]{projref_type}</text:p>
          </table:table-cell>
          <table:table-cell table:style-name="Tableau4.B2" office:value-type="string">
            <text:p text:style-name="Table_20_Contents">{projref_ref}</text:p>
          </table:table-cell>
          <table:table-cell table:style-name="Tableau4.C2" office:value-type="string">
            <text:p text:style-name="Table_20_Contents">{projref_socname}</text:p>
          </table:table-cell>
          <table:table-cell table:style-name="Tableau4.D2" office:value-type="string">
            <text:p text:style-name="Table_20_Contents">{projref_amountht}</text:p>
          </table:table-cell>
          <table:table-cell table:style-name="Tableau4.E2" office:value-type="string">
            <text:p text:style-name="Table_20_Contents">{projref_amountttc}</text:p>
          </table:table-cell>
          <table:table-cell table:style-name="Tableau4.F2" office:value-type="string">
            <text:p text:style-name="Table_20_Contents">{projref_status}</text:p>
          </table:table-cell>
          <table:table-cell table:style-name="Tableau4.G2" office:value-type="string">
            <text:p text:style-name="Table_20_Contents">{projref_date}[!-- END row.projectrefs --]</text:p>
          </table:table-cell>
        </table:table-row>
      </table:table>
      <text:p text:style-name="P30"/>
      <text:p text:style-name="P48"/>
      <text:p text:style-name="P4"/>
      <text:p text:style-name="P14">Lines of <text:span text:style-name="T23">tasks</text:span>:</text:p>
      <text:p text:style-name="P4"><text:span text:style-name="T3">T</text:span>his is how to use arrays for lines of objects (<text:span text:style-name="T19">tasks</text:span>). <text:span text:style-name="T2">You must create your array in the document and fill it with following tags:</text:span></text:p>
      <text:p text:style-name="P31"/>
      <text:p text:style-name="P38"><text:span text:style-name="T31">To displays in line use [!-- BE</text:span><text:span text:style-name="T26">G</text:span><text:span text:style-name="T31">IN tasks </text:span><text:span text:style-name="T28">–] to begin and </text:span><text:span text:style-name="T9">[!-- E</text:span><text:span text:style-name="T14">N</text:span><text:span text:style-name="T9">D tasks –] </text:span><text:span text:style-name="T10">to end</text:span></text:p>
      <text:p text:style-name="P45"><text:span text:style-name="T12">To display in table use </text:span><text:span text:style-name="T10">[!-- BE</text:span><text:span text:style-name="T15">G</text:span><text:span text:style-name="T10">IN </text:span><text:span text:style-name="T12">row.</text:span><text:span text:style-name="T10">tasks </text:span><text:span text:style-name="T12">--</text:span><text:span text:style-name="T10">] to begin and </text:span><text:span text:style-name="T9">[!-- E</text:span><text:span text:style-name="T14">N</text:span><text:span text:style-name="T9">D </text:span><text:span text:style-name="T13">row.</text:span><text:span text:style-name="T10">tasks</text:span><text:span text:style-name="T9"> </text:span><text:span text:style-name="T11">--</text:span><text:span text:style-name="T9">] </text:span><text:span text:style-name="T10">to end</text:span></text:p>
      <text:p text:style-name="P36">Be sure that there is no style (bold,italic,etc..) inside this tags (For example in this file the G of BEGIN, and en N of END are in bold to avoid this tag parsed by Dolibarr on generation. <text:span text:style-name="T35">Only table row will be replace </text:span><text:span text:style-name="T36">in this ex</text:span><text:span text:style-name="T38">a</text:span><text:span text:style-name="T36">mple files</text:span><text:span text:style-name="T35"> because there is no style in table begin and end tag</text:span></text:p>
      <text:p text:style-name="P40"/>
      <text:p text:style-name="P38"><text:span text:style-name="T28">[!-- BE</text:span><text:span text:style-name="T26">G</text:span><text:span text:style-name="T28">IN tasks –] </text:span></text:p>
      <text:p text:style-name="Standard"><text:s text:c="8"/>{tasks_ref}</text:p>
      <text:p text:style-name="Standard"><text:s text:c="8"/>{tasks_fk_project}</text:p>
      <text:p text:style-name="Standard"><text:s text:c="8"/>{tasks_projectref}</text:p>
      <text:p text:style-name="Standard"><text:s text:c="8"/>{tasks_projectlabel}</text:p>
      <text:p text:style-name="Standard"><text:s text:c="8"/>{tasks_label}</text:p>
      <text:p text:style-name="Standard"><text:s text:c="8"/>{tasks_description}</text:p>
      <text:p text:style-name="Standard"><text:s text:c="8"/>{tasks_fk_parent}</text:p>
      <text:p text:style-name="Standard"><text:s text:c="8"/>{tasks_duration}</text:p>
      <text:p text:style-name="Standard"><text:s text:c="8"/>{tasks_progress}</text:p>
      <text:p text:style-name="Standard"><text:s text:c="8"/>{tasks_public}</text:p>
      <text:p text:style-name="Standard"><text:s text:c="8"/>{tasks_date_start}</text:p>
      <text:p text:style-name="Standard"><text:s text:c="8"/>{tasks_date_end}</text:p>
      <text:p text:style-name="P32"><text:span text:style-name="T27">[!-- E</text:span><text:span text:style-name="T25">N</text:span><text:span text:style-name="T27">D tasks –]</text:span></text:p>
      <text:p text:style-name="P4"/>
      <text:p text:style-name="P19">Or in tables</text:p>
      <text:p text:style-name="P17"/>
      <text:p text:style-name="P1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>
            <table:table-cell table:style-name="Tableau1.A1" office:value-type="string">
              <text:p text:style-name="P23">__<text:span text:style-name="T20">Ref</text:span>__</text:p>
            </table:table-cell>
            <table:table-cell table:style-name="Tableau1.A1" office:value-type="string">
              <text:p text:style-name="P23">__<text:span text:style-name="T20">Label</text:span>__</text:p>
            </table:table-cell>
            <table:table-cell table:style-name="Tableau1.A1" office:value-type="string">
              <text:p text:style-name="P23">__<text:span text:style-name="T20">DateStart__</text:span></text:p>
            </table:table-cell>
            <table:table-cell table:style-name="Tableau1.A1" office:value-type="string">
              <text:p text:style-name="P23">__<text:span text:style-name="T20">DateEnd__</text:span></text:p>
            </table:table-cell>
            <table:table-cell table:style-name="Tableau1.A1" office:value-type="string">
              <text:p text:style-name="P23">__<text:span text:style-name="T20">Description</text:span><text:span text:style-name="T1">__</text:span></text:p>
            </table:table-cell>
            <table:table-cell table:style-name="Tableau1.A1" office:value-type="string">
              <text:p text:style-name="P23">__<text:span text:style-name="T20">Duration</text:span><text:span text:style-name="T1">__</text:span></text:p>
            </table:table-cell>
            <table:table-cell table:style-name="Tableau1.G1" office:value-type="string">
              <text:p text:style-name="P23">__<text:span text:style-name="T20">Progress</text:span><text:span text:style-name="T1">__</text:span></text:p>
            </table:table-cell>
          </table:table-row>
        </table:table-header-rows>
        <table:table-row>
          <table:table-cell table:style-name="Tableau1.A2" office:value-type="string">
            <text:p text:style-name="Table_20_Contents">[!-- BEGIN row.tasks --]{task_ref}</text:p>
          </table:table-cell>
          <table:table-cell table:style-name="Tableau1.B2" office:value-type="string">
            <text:p text:style-name="Table_20_Contents">{task_label}</text:p>
          </table:table-cell>
          <table:table-cell table:style-name="Tableau1.C2" office:value-type="string">
            <text:p text:style-name="Table_20_Contents">{task_date_start}</text:p>
          </table:table-cell>
          <table:table-cell table:style-name="Tableau1.D2" office:value-type="string">
            <text:p text:style-name="Table_20_Contents">{task_date_end}</text:p>
          </table:table-cell>
          <table:table-cell table:style-name="Tableau1.E2" office:value-type="string">
            <text:p text:style-name="Table_20_Contents">{task_description}</text:p>
          </table:table-cell>
          <table:table-cell table:style-name="Tableau1.F2" office:value-type="string">
            <text:p text:style-name="Table_20_Contents">{task_duration}</text:p>
          </table:table-cell>
          <table:table-cell table:style-name="Tableau1.G2" office:value-type="string">
            <text:p text:style-name="Table_20_Contents">{task_progress}[!-- END row.tasks --]</text:p>
          </table:table-cell>
        </table:table-row>
      </table:table>
      <text:p text:style-name="P3"/>
      <text:p text:style-name="P3"/>
      <text:p text:style-name="P3">For complete list of <text:span text:style-name="T18">available </text:span>tags, see on user documentation about <text:span text:style-name="T7">using </text:span><text:span text:style-name="T6">ODT templates</text:span> on wiki:</text:p>
      <text:p text:style-name="P1"><text:a xlink:type="simple" xlink:href="http://wiki.dolibarr.org/index.php/Create_an_ODT_document_template"><text:span text:style-name="T8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style:contextual-spacing="false"/>
    </style:style>
    <style:style style:name="Table_20_Contents" style:display-name="Table Contents" style:family="paragraph" style:parent-style-name="Text_20_Body_20_Single" style:class="extra">
      <style:paragraph-properties fo:margin-top="0cm" fo:margin-bottom="0cm" style:contextual-spacing="false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26T15:48:59</dc:date>
    <meta:editing-duration>P1DT4H26M18S</meta:editing-duration>
    <meta:editing-cycles>125</meta:editing-cycles>
    <meta:generator>LibreOffice/3.6$Linux_X86_64 LibreOffice_project/360m1$Build-2</meta:generator>
    <dc:creator>Bobby Jerico</dc:creator>
    <meta:document-statistic meta:table-count="4" meta:image-count="0" meta:object-count="0" meta:page-count="6" meta:paragraph-count="174" meta:word-count="908" meta:character-count="6922" meta:non-whitespace-character-count="5974"/>
    <meta:user-defined meta:name="Información 1"/>
    <meta:user-defined meta:name="Información 2"/>
    <meta:user-defined meta:name="Información 3"/>
    <meta:user-defined meta:name="Información 4"/>
  </office:meta>
</office:document-meta>
</file>